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7.352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567cm"/>
    </style:style>
    <style:style style:name="co5" style:family="table-column">
      <style:table-column-properties fo:break-before="auto" style:column-width="3.295cm"/>
    </style:style>
    <style:style style:name="co6" style:family="table-column">
      <style:table-column-properties fo:break-before="auto" style:column-width="2.041cm"/>
    </style:style>
    <style:style style:name="co7" style:family="table-column">
      <style:table-column-properties fo:break-before="auto" style:column-width="6.264cm"/>
    </style:style>
    <style:style style:name="co8" style:family="table-column">
      <style:table-column-properties fo:break-before="auto" style:column-width="2.967cm"/>
    </style:style>
    <style:style style:name="co9" style:family="table-column">
      <style:table-column-properties fo:break-before="auto" style:column-width="3.785cm"/>
    </style:style>
    <style:style style:name="co10" style:family="table-column">
      <style:table-column-properties fo:break-before="auto" style:column-width="2.886cm"/>
    </style:style>
    <style:style style:name="co11" style:family="table-column">
      <style:table-column-properties fo:break-before="auto" style:column-width="5.773cm"/>
    </style:style>
    <style:style style:name="co12" style:family="table-column">
      <style:table-column-properties fo:break-before="auto" style:column-width="5.392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4.819cm"/>
    </style:style>
    <style:style style:name="co15" style:family="table-column">
      <style:table-column-properties fo:break-before="auto" style:column-width="5.9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Hastings comparis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2"/>
        <table:table-column table:style-name="co3" table:default-cell-style-name="Default"/>
        <table:table-column table:style-name="co3" table:default-cell-style-name="ce2"/>
        <table:table-column table:style-name="co6" table:default-cell-style-name="ce1"/>
        <table:table-row table:style-name="ro1">
          <table:table-cell office:value-type="string" calcext:value-type="string">
            <text:p>KEYWORD</text:p>
          </table:table-cell>
          <table:table-cell office:value-type="string" calcext:value-type="string">
            <text:p>MANUAL ORDER</text:p>
          </table:table-cell>
          <table:table-cell office:value-type="string" calcext:value-type="string">
            <text:p>PAGERANK</text:p>
          </table:table-cell>
          <table:table-cell office:value-type="string" calcext:value-type="string">
            <text:p>PAGERANK ORDER</text:p>
          </table:table-cell>
          <table:table-cell table:style-name="ce1" office:value-type="string" calcext:value-type="string">
            <text:p>PAGERANK DIFF</text:p>
          </table:table-cell>
          <table:table-cell office:value-type="string" calcext:value-type="string">
            <text:p>EXACT ORDER</text:p>
          </table:table-cell>
          <table:table-cell table:style-name="ce1" office:value-type="string" calcext:value-type="string">
            <text:p>EXACT DIFF</text:p>
          </table:table-cell>
          <table:table-cell office:value-type="string" calcext:value-type="string">
            <text:p>ALL ORDER</text:p>
          </table:table-cell>
          <table:table-cell office:value-type="string" calcext:value-type="string">
            <text:p>ALL DIFF</text:p>
          </table:table-cell>
        </table:table-row>
        <table:table-row table:style-name="ro1">
          <table:table-cell office:value-type="string" calcext:value-type="string">
            <text:p>archbishop of canterbury</text:p>
          </table:table-cell>
          <table:table-cell office:value-type="float" office:value="15" calcext:value-type="float">
            <text:p>15</text:p>
          </table:table-cell>
          <table:table-cell office:value-type="float" office:value="1.9355" calcext:value-type="float">
            <text:p>1.9355</text:p>
          </table:table-cell>
          <table:table-cell office:value-type="float" office:value="30" calcext:value-type="float">
            <text:p>30</text:p>
          </table:table-cell>
          <table:table-cell table:style-name="ce1" table:formula="of:=ABS([.B2]-[.D2])"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formula="of:=ABS([.B2]-[.F2])"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formula="of:=ABS([.B2]-[.H2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rchbishop of york</text:p>
          </table:table-cell>
          <table:table-cell office:value-type="float" office:value="14" calcext:value-type="float">
            <text:p>14</text:p>
          </table:table-cell>
          <table:table-cell office:value-type="float" office:value="1.935" calcext:value-type="float">
            <text:p>1.935</text:p>
          </table:table-cell>
          <table:table-cell office:value-type="float" office:value="31" calcext:value-type="float">
            <text:p>31</text:p>
          </table:table-cell>
          <table:table-cell table:style-name="ce1" table:formula="of:=ABS([.B3]-[.D3])"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formula="of:=ABS([.B3]-[.F3])"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formula="of:=ABS([.B3]-[.H3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lear heir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1" table:formula="of:=ABS([.B4]-[.D4])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ABS([.B4]-[.F4]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ABS([.B4]-[.H4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uke william</text:p>
          </table:table-cell>
          <table:table-cell office:value-type="float" office:value="22" calcext:value-type="float">
            <text:p>22</text:p>
          </table:table-cell>
          <table:table-cell office:value-type="float" office:value="0.98345" calcext:value-type="float">
            <text:p>0.98345</text:p>
          </table:table-cell>
          <table:table-cell office:value-type="float" office:value="3" calcext:value-type="float">
            <text:p>3</text:p>
          </table:table-cell>
          <table:table-cell table:style-name="ce1" table:formula="of:=ABS([.B5]-[.D5])"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table:formula="of:=ABS([.B5]-[.F5]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ABS([.B5]-[.H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ke william of normandy</text:p>
          </table:table-cell>
          <table:table-cell office:value-type="float" office:value="26" calcext:value-type="float">
            <text:p>26</text:p>
          </table:table-cell>
          <table:table-cell office:value-type="float" office:value="1.7071" calcext:value-type="float">
            <text:p>1.7071</text:p>
          </table:table-cell>
          <table:table-cell office:value-type="float" office:value="26" calcext:value-type="float">
            <text:p>26</text:p>
          </table:table-cell>
          <table:table-cell table:style-name="ce1" table:formula="of:=ABS([.B6]-[.D6])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BS([.B6]-[.F6])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ABS([.B6]-[.H6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arl of wessex</text:p>
          </table:table-cell>
          <table:table-cell office:value-type="float" office:value="23" calcext:value-type="float">
            <text:p>23</text:p>
          </table:table-cell>
          <table:table-cell office:value-type="float" office:value="1.8541" calcext:value-type="float">
            <text:p>1.8541</text:p>
          </table:table-cell>
          <table:table-cell office:value-type="float" office:value="28" calcext:value-type="float">
            <text:p>28</text:p>
          </table:table-cell>
          <table:table-cell table:style-name="ce1" table:formula="of:=ABS([.B7]-[.D7])"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formula="of:=ABS([.B7]-[.F7])"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formula="of:=ABS([.B7]-[.H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arlier king of england harthacanute</text:p>
          </table:table-cell>
          <table:table-cell office:value-type="float" office:value="27" calcext:value-type="float">
            <text:p>27</text:p>
          </table:table-cell>
          <table:table-cell office:value-type="float" office:value="1.7479" calcext:value-type="float">
            <text:p>1.7479</text:p>
          </table:table-cell>
          <table:table-cell office:value-type="float" office:value="27" calcext:value-type="float">
            <text:p>27</text:p>
          </table:table-cell>
          <table:table-cell table:style-name="ce1" table:formula="of:=ABS([.B8]-[.D8]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ABS([.B8]-[.F8])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ABS([.B8]-[.H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arlier opponent</text:p>
          </table:table-cell>
          <table:table-cell office:value-type="float" office:value="4" calcext:value-type="float">
            <text:p>4</text:p>
          </table:table-cell>
          <table:table-cell office:value-type="float" office:value="0.72578" calcext:value-type="float">
            <text:p>0.72578</text:p>
          </table:table-cell>
          <table:table-cell office:value-type="float" office:value="1" calcext:value-type="float">
            <text:p>1</text:p>
          </table:table-cell>
          <table:table-cell table:style-name="ce1" table:formula="of:=ABS([.B9]-[.D9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ABS([.B9]-[.F9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ABS([.B9]-[.H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ngland and norway</text:p>
          </table:table-cell>
          <table:table-cell office:value-type="float" office:value="20" calcext:value-type="float">
            <text:p>20</text:p>
          </table:table-cell>
          <table:table-cell office:value-type="float" office:value="1.253" calcext:value-type="float">
            <text:p>1.253</text:p>
          </table:table-cell>
          <table:table-cell office:value-type="float" office:value="20" calcext:value-type="float">
            <text:p>20</text:p>
          </table:table-cell>
          <table:table-cell table:style-name="ce1" table:formula="of:=ABS([.B10]-[.D10]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ABS([.B10]-[.F10])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ABS([.B10]-[.H1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nglish aristocrats</text:p>
          </table:table-cell>
          <table:table-cell office:value-type="float" office:value="7" calcext:value-type="float">
            <text:p>7</text:p>
          </table:table-cell>
          <table:table-cell office:value-type="float" office:value="1.3063" calcext:value-type="float">
            <text:p>1.3063</text:p>
          </table:table-cell>
          <table:table-cell office:value-type="float" office:value="23" calcext:value-type="float">
            <text:p>23</text:p>
          </table:table-cell>
          <table:table-cell table:style-name="ce1" table:formula="of:=ABS([.B11]-[.D11])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ABS([.B11]-[.F11])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ABS([.B11]-[.H1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nglish politics</text:p>
          </table:table-cell>
          <table:table-cell office:value-type="float" office:value="9" calcext:value-type="float">
            <text:p>9</text:p>
          </table:table-cell>
          <table:table-cell office:value-type="float" office:value="1.3063" calcext:value-type="float">
            <text:p>1.3063</text:p>
          </table:table-cell>
          <table:table-cell office:value-type="float" office:value="24" calcext:value-type="float">
            <text:p>24</text:p>
          </table:table-cell>
          <table:table-cell table:style-name="ce1" table:formula="of:=ABS([.B12]-[.D12])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ABS([.B12]-[.F12])"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formula="of:=ABS([.B12]-[.H12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nglish throne</text:p>
          </table:table-cell>
          <table:table-cell office:value-type="float" office:value="17" calcext:value-type="float">
            <text:p>17</text:p>
          </table:table-cell>
          <table:table-cell office:value-type="float" office:value="1.306" calcext:value-type="float">
            <text:p>1.306</text:p>
          </table:table-cell>
          <table:table-cell office:value-type="float" office:value="22" calcext:value-type="float">
            <text:p>22</text:p>
          </table:table-cell>
          <table:table-cell table:style-name="ce1" table:formula="of:=ABS([.B13]-[.D13]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ABS([.B13]-[.F13])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ABS([.B13]-[.H13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ormidable godwi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" table:formula="of:=ABS([.B14]-[.D14])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BS([.B14]-[.F14]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ABS([.B14]-[.H1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rench carolingian ruler charle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1" table:formula="of:=ABS([.B15]-[.D15]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ABS([.B15]-[.F15]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ABS([.B15]-[.H15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arald hardrada</text:p>
          </table:table-cell>
          <table:table-cell office:value-type="float" office:value="32" calcext:value-type="float">
            <text:p>32</text:p>
          </table:table-cell>
          <table:table-cell office:value-type="float" office:value="0.89705" calcext:value-type="float">
            <text:p>0.89705</text:p>
          </table:table-cell>
          <table:table-cell office:value-type="float" office:value="2" calcext:value-type="float">
            <text:p>2</text:p>
          </table:table-cell>
          <table:table-cell table:style-name="ce1" table:formula="of:=ABS([.B16]-[.D16])"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formula="of:=ABS([.B16]-[.F16])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formula="of:=ABS([.B16]-[.H1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rald iii of norway</text:p>
          </table:table-cell>
          <table:table-cell office:value-type="float" office:value="30" calcext:value-type="float">
            <text:p>30</text:p>
          </table:table-cell>
          <table:table-cell office:value-type="float" office:value="1.8936" calcext:value-type="float">
            <text:p>1.8936</text:p>
          </table:table-cell>
          <table:table-cell office:value-type="float" office:value="29" calcext:value-type="float">
            <text:p>29</text:p>
          </table:table-cell>
          <table:table-cell table:style-name="ce1" table:formula="of:=ABS([.B17]-[.D17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ABS([.B17]-[.F17])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formula="of:=ABS([.B17]-[.H1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rold godwinson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" table:formula="of:=ABS([.B18]-[.D18])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formula="of:=ABS([.B18]-[.F18])"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formula="of:=ABS([.B18]-[.H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mediate successo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1" table:formula="of:=ABS([.B19]-[.D19]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ABS([.B19]-[.F19]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ABS([.B19]-[.H1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digenous cul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1" table:formula="of:=ABS([.B20]-[.D20])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ABS([.B20]-[.F20]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ABS([.B20]-[.H2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ng edward</text:p>
          </table:table-cell>
          <table:table-cell office:value-type="float" office:value="21" calcext:value-type="float">
            <text:p>21</text:p>
          </table:table-cell>
          <table:table-cell office:value-type="float" office:value="1.05266" calcext:value-type="float">
            <text:p>1.05266</text:p>
          </table:table-cell>
          <table:table-cell office:value-type="float" office:value="17" calcext:value-type="float">
            <text:p>17</text:p>
          </table:table-cell>
          <table:table-cell table:style-name="ce1" table:formula="of:=ABS([.B21]-[.D21])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ABS([.B21]-[.F21])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formula="of:=ABS([.B21]-[.H2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eader roll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1" table:formula="of:=ABS([.B22]-[.D22]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ABS([.B22]-[.F22]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ABS([.B22]-[.H22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ocal popul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" table:formula="of:=ABS([.B23]-[.D23])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ABS([.B23]-[.F23])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ABS([.B23]-[.H23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any yea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" table:formula="of:=ABS([.B24]-[.D24]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ABS([.B24]-[.F24])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ABS([.B24]-[.H24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orman courtiers</text:p>
          </table:table-cell>
          <table:table-cell office:value-type="float" office:value="19" calcext:value-type="float">
            <text:p>19</text:p>
          </table:table-cell>
          <table:table-cell office:value-type="float" office:value="1.1357" calcext:value-type="float">
            <text:p>1.1357</text:p>
          </table:table-cell>
          <table:table-cell office:value-type="float" office:value="19" calcext:value-type="float">
            <text:p>19</text:p>
          </table:table-cell>
          <table:table-cell table:style-name="ce1" table:formula="of:=ABS([.B25]-[.D25]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ABS([.B25]-[.F25]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ABS([.B25]-[.H2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orman propaganda</text:p>
          </table:table-cell>
          <table:table-cell office:value-type="float" office:value="13" calcext:value-type="float">
            <text:p>13</text:p>
          </table:table-cell>
          <table:table-cell office:value-type="float" office:value="1.135" calcext:value-type="float">
            <text:p>1.135</text:p>
          </table:table-cell>
          <table:table-cell office:value-type="float" office:value="19" calcext:value-type="float">
            <text:p>19</text:p>
          </table:table-cell>
          <table:table-cell table:style-name="ce1" table:formula="of:=ABS([.B26]-[.D26])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ABS([.B26]-[.F26])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ABS([.B26]-[.H2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werful neighbouring rulers</text:p>
          </table:table-cell>
          <table:table-cell office:value-type="float" office:value="6" calcext:value-type="float">
            <text:p>6</text:p>
          </table:table-cell>
          <table:table-cell office:value-type="float" office:value="1.11352" calcext:value-type="float">
            <text:p>1.11352</text:p>
          </table:table-cell>
          <table:table-cell office:value-type="float" office:value="18" calcext:value-type="float">
            <text:p>18</text:p>
          </table:table-cell>
          <table:table-cell table:style-name="ce1" table:formula="of:=ABS([.B27]-[.D27])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ABS([.B27]-[.F27])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ABS([.B27]-[.H2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werful norman interest</text:p>
          </table:table-cell>
          <table:table-cell office:value-type="float" office:value="11" calcext:value-type="float">
            <text:p>11</text:p>
          </table:table-cell>
          <table:table-cell office:value-type="float" office:value="1.412" calcext:value-type="float">
            <text:p>1.412</text:p>
          </table:table-cell>
          <table:table-cell office:value-type="float" office:value="25" calcext:value-type="float">
            <text:p>25</text:p>
          </table:table-cell>
          <table:table-cell table:style-name="ce1" table:formula="of:=ABS([.B28]-[.D28])"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formula="of:=ABS([.B28]-[.F28])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formula="of:=ABS([.B28]-[.H2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edecessor magnus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1" table:formula="of:=ABS([.B29]-[.D29]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ABS([.B29]-[.F29]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ABS([.B29]-[.H29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ichard ii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table:formula="of:=ABS([.B30]-[.D30]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ABS([.B30]-[.F30])"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formula="of:=ABS([.B30]-[.H3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parate invasi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" table:formula="of:=ABS([.B31]-[.D31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ABS([.B31]-[.F3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BS([.B31]-[.H3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veral contender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" table:formula="of:=ABS([.B32]-[.D32])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ABS([.B32]-[.F32]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ABS([.B32]-[.H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n edward</text:p>
          </table:table-cell>
          <table:table-cell office:value-type="float" office:value="8" calcext:value-type="float">
            <text:p>8</text:p>
          </table:table-cell>
          <table:table-cell office:value-type="float" office:value="0.6817" calcext:value-type="float">
            <text:p>0.6817</text:p>
          </table:table-cell>
          <table:table-cell office:value-type="float" office:value="0" calcext:value-type="float">
            <text:p>0</text:p>
          </table:table-cell>
          <table:table-cell table:style-name="ce1" table:formula="of:=ABS([.B33]-[.D33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ABS([.B33]-[.F33])"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formula="of:=ABS([.B33]-[.H33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william and harald</text:p>
          </table:table-cell>
          <table:table-cell office:value-type="float" office:value="29" calcext:value-type="float">
            <text:p>29</text:p>
          </table:table-cell>
          <table:table-cell office:value-type="float" office:value="1.28" calcext:value-type="float">
            <text:p>1.28</text:p>
          </table:table-cell>
          <table:table-cell office:value-type="float" office:value="21" calcext:value-type="float">
            <text:p>21</text:p>
          </table:table-cell>
          <table:table-cell table:style-name="ce1" table:formula="of:=ABS([.B34]-[.D34])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ABS([.B34]-[.F34])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ABS([.B34]-[.H34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witenagemot of england</text:p>
          </table:table-cell>
          <table:table-cell office:value-type="float" office:value="19" calcext:value-type="float">
            <text:p>19</text:p>
          </table:table-cell>
          <table:table-cell office:value-type="float" office:value="2.1573" calcext:value-type="float">
            <text:p>2.1573</text:p>
          </table:table-cell>
          <table:table-cell office:value-type="float" office:value="32" calcext:value-type="float">
            <text:p>32</text:p>
          </table:table-cell>
          <table:table-cell table:style-name="ce1" table:formula="of:=ABS([.B35]-[.D35]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formula="of:=ABS([.B35]-[.F35])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formula="of:=ABS([.B35]-[.H3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DISTANCE FROM MANUAL ORDER</text:p>
          </table:table-cell>
          <table:table-cell table:number-columns-repeated="3"/>
          <table:table-cell table:style-name="ce1" table:formula="of:=SUM([.E2:.E35])" office:value-type="float" office:value="310" calcext:value-type="float">
            <text:p>310</text:p>
          </table:table-cell>
          <table:table-cell/>
          <table:table-cell table:style-name="ce1" table:formula="of:=SUM([.G2:.G35])" office:value-type="float" office:value="252" calcext:value-type="float">
            <text:p>252</text:p>
          </table:table-cell>
          <table:table-cell/>
          <table:table-cell table:formula="of:=SUM([.I2:.I35])"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MAX DIFF</text:p>
          </table:table-cell>
          <table:table-cell table:number-columns-repeated="3"/>
          <table:table-cell table:style-name="ce1" table:formula="of:=MAX([.E2:.E35])" office:value-type="float" office:value="30" calcext:value-type="float">
            <text:p>30</text:p>
          </table:table-cell>
          <table:table-cell/>
          <table:table-cell table:style-name="ce1" table:formula="of:=MAX([.G2:.G35])" office:value-type="float" office:value="26" calcext:value-type="float">
            <text:p>26</text:p>
          </table:table-cell>
          <table:table-cell/>
          <table:table-cell table:formula="of:=MAX([.I2:.I35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EDIAN DIFF</text:p>
          </table:table-cell>
          <table:table-cell table:number-columns-repeated="3"/>
          <table:table-cell table:style-name="ce1" table:formula="of:=MEDIAN([.E2:.E35])" office:value-type="float" office:value="7.5" calcext:value-type="float">
            <text:p>7.5</text:p>
          </table:table-cell>
          <table:table-cell/>
          <table:table-cell table:style-name="ce1" table:formula="of:=MEDIAN([.G2:.G35])" office:value-type="float" office:value="6" calcext:value-type="float">
            <text:p>6</text:p>
          </table:table-cell>
          <table:table-cell/>
          <table:table-cell table:formula="of:=MEDIAN([.I2:.I35])" office:value-type="float" office:value="8" calcext:value-type="float">
            <text:p>8</text:p>
          </table:table-cell>
        </table:table-row>
        <table:table-row table:style-name="ro1" table:number-rows-repeated="104853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Ada comparison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ce1"/>
        <table:table-column table:style-name="co10" table:default-cell-style-name="Default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11" table:default-cell-style-name="ce2"/>
        <table:table-column table:style-name="co12" table:default-cell-style-name="ce1"/>
        <table:table-column table:style-name="co13" table:default-cell-style-name="Default"/>
        <table:table-column table:style-name="co14" table:default-cell-style-name="ce1"/>
        <table:table-row table:style-name="ro1">
          <table:table-cell office:value-type="string" calcext:value-type="string">
            <text:p>KEYWORD</text:p>
          </table:table-cell>
          <table:table-cell office:value-type="string" calcext:value-type="string">
            <text:p>MANUAL ORDER</text:p>
          </table:table-cell>
          <table:table-cell office:value-type="string" calcext:value-type="string">
            <text:p>PAGERANK ORDER</text:p>
          </table:table-cell>
          <table:table-cell office:value-type="string" calcext:value-type="string">
            <text:p>PAGERANK DIFF</text:p>
          </table:table-cell>
          <table:table-cell office:value-type="string" calcext:value-type="string">
            <text:p>EXACT ORDER</text:p>
          </table:table-cell>
          <table:table-cell office:value-type="string" calcext:value-type="string">
            <text:p>EXACT DIF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DIFF</text:p>
          </table:table-cell>
          <table:table-cell office:value-type="string" calcext:value-type="string">
            <text:p>EXACT (NO PAGERANK) ORDER</text:p>
          </table:table-cell>
          <table:table-cell office:value-type="string" calcext:value-type="string">
            <text:p>EXACT (NO PAGERANK) DIFF</text:p>
          </table:table-cell>
          <table:table-cell office:value-type="string" calcext:value-type="string">
            <text:p>ALL (NO PAGERANK)</text:p>
          </table:table-cell>
          <table:table-cell office:value-type="string" calcext:value-type="string">
            <text:p>ALL (NO PAGERANK) DIFF</text:p>
          </table:table-cell>
        </table:table-row>
        <table:table-row table:style-name="ro1">
          <table:table-cell office:value-type="string" calcext:value-type="string">
            <text:p>arduous journe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ABS([.B2]-[.C2])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ABS([.B2]-[.E2]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ABS([.B2]-[.G2])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formula="of:=ABS([.B2]-[.I2])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formula="of:=ABS([.B2]-[.K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ugustus de morgan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table:formula="of:=ABS([.B3]-[.C3])"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formula="of:=ABS([.B3]-[.E3])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formula="of:=ABS([.B3]-[.G3]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ABS([.B3]-[.I3])"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formula="of:=ABS([.B3]-[.K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rles babbage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ABS([.B4]-[.C4])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formula="of:=ABS([.B4]-[.E4])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ABS([.B4]-[.G4])"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ABS([.B4]-[.I4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ABS([.B4]-[.K4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lose stud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ABS([.B5]-[.C5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ABS([.B5]-[.E5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ABS([.B5]-[.G5])"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formula="of:=ABS([.B5]-[.I5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ABS([.B5]-[.K5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ommon language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formula="of:=ABS([.B6]-[.C6])"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table:formula="of:=ABS([.B6]-[.E6])"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ABS([.B6]-[.G6])"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table:formula="of:=ABS([.B6]-[.I6])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ABS([.B6]-[.K6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ommon practice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formula="of:=ABS([.B7]-[.C7])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formula="of:=ABS([.B7]-[.E7])"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table:formula="of:=ABS([.B7]-[.G7])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ABS([.B7]-[.I7])"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formula="of:=ABS([.B7]-[.K7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e morgan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formula="of:=ABS([.B8]-[.C8])"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formula="of:=ABS([.B8]-[.E8])"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formula="of:=ABS([.B8]-[.G8])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ABS([.B8]-[.I8])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formula="of:=ABS([.B8]-[.K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ffusion of useful knowledge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formula="of:=ABS([.B9]-[.C9])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formula="of:=ABS([.B9]-[.E9])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ABS([.B9]-[.G9]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ABS([.B9]-[.I9])"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formula="of:=ABS([.B9]-[.K9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oting mother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formula="of:=ABS([.B10]-[.C10])"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formula="of:=ABS([.B10]-[.E10]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ABS([.B10]-[.G10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ABS([.B10]-[.I10]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ABS([.B10]-[.K10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arly 19th century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ABS([.B11]-[.C11])"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table:formula="of:=ABS([.B11]-[.E11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ABS([.B11]-[.G11])"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table:formula="of:=ABS([.B11]-[.I11])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ABS([.B11]-[.K11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inest minds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formula="of:=ABS([.B12]-[.C12])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ABS([.B12]-[.E12])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ABS([.B12]-[.G12])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ABS([.B12]-[.I12])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ABS([.B12]-[.K12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irst class education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formula="of:=ABS([.B13]-[.C13])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ABS([.B13]-[.E13]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ABS([.B13]-[.G13])"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formula="of:=ABS([.B13]-[.I13])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ABS([.B13]-[.K1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eat tensio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ABS([.B14]-[.C14]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ABS([.B14]-[.E14])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ABS([.B14]-[.G14]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formula="of:=ABS([.B14]-[.I14])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formula="of:=ABS([.B14]-[.K14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onourable lady milbanke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table:formula="of:=ABS([.B15]-[.C15])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ABS([.B15]-[.E15])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formula="of:=ABS([.B15]-[.G15])"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formula="of:=ABS([.B15]-[.I15])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ABS([.B15]-[.K15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ousehold name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ABS([.B16]-[.C16])"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formula="of:=ABS([.B16]-[.E16])"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table:formula="of:=ABS([.B16]-[.G16])"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table:formula="of:=ABS([.B16]-[.I16])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formula="of:=ABS([.B16]-[.K16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important teachers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ABS([.B17]-[.C17]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ABS([.B17]-[.E17]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ABS([.B17]-[.G17])"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formula="of:=ABS([.B17]-[.I17])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ABS([.B17]-[.K17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intense application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formula="of:=ABS([.B18]-[.C18]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ABS([.B18]-[.E18]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ABS([.B18]-[.G18])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ABS([.B18]-[.I18])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ABS([.B18]-[.K1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ternal jury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ABS([.B19]-[.C19])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ABS([.B19]-[.E19]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ABS([.B19]-[.G19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ABS([.B19]-[.I19])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ABS([.B19]-[.K1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y somerville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formula="of:=ABS([.B20]-[.C20])"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formula="of:=ABS([.B20]-[.E20])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ABS([.B20]-[.G20])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formula="of:=ABS([.B20]-[.I20])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ABS([.B20]-[.K20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aths problems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ABS([.B21]-[.C21])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ABS([.B21]-[.E21])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ABS([.B21]-[.G21])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ABS([.B21]-[.I21])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formula="of:=ABS([.B21]-[.K2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ental discipline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formula="of:=ABS([.B22]-[.C22])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ABS([.B22]-[.E22])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ABS([.B22]-[.G22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ABS([.B22]-[.I22])"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formula="of:=ABS([.B22]-[.K2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ntal instabilities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formula="of:=ABS([.B23]-[.C23])"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formula="of:=ABS([.B23]-[.E23])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formula="of:=ABS([.B23]-[.G23]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ABS([.B23]-[.I23]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ABS([.B23]-[.K23]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ental problems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formula="of:=ABS([.B24]-[.C24])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formula="of:=ABS([.B24]-[.E24])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formula="of:=ABS([.B24]-[.G24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ABS([.B24]-[.I24])"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formula="of:=ABS([.B24]-[.K2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dest woman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ABS([.B25]-[.C25])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ABS([.B25]-[.E25]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ABS([.B25]-[.G25])"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formula="of:=ABS([.B25]-[.I25]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ABS([.B25]-[.K2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ther appointed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formula="of:=ABS([.B26]-[.C26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formula="of:=ABS([.B26]-[.E26])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formula="of:=ABS([.B26]-[.G26])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ABS([.B26]-[.I26]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ABS([.B26]-[.K2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ch affec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BS([.B27]-[.C2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BS([.B27]-[.E2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BS([.B27]-[.G27]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ABS([.B27]-[.I27])"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formula="of:=ABS([.B27]-[.K27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uch mathematics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ABS([.B28]-[.C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formula="of:=ABS([.B28]-[.E28])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formula="of:=ABS([.B28]-[.G28])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ABS([.B28]-[.I28]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ABS([.B28]-[.K2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w inventions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table:formula="of:=ABS([.B29]-[.C29])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formula="of:=ABS([.B29]-[.E29])"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formula="of:=ABS([.B29]-[.G29])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ABS([.B29]-[.I29])"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formula="of:=ABS([.B29]-[.K2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w periodical journals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table:formula="of:=ABS([.B30]-[.C30])"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formula="of:=ABS([.B30]-[.E30]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ABS([.B30]-[.G30]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ABS([.B30]-[.I30]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ABS([.B30]-[.K30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riginal mathematical investigator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formula="of:=ABS([.B31]-[.C31])"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formula="of:=ABS([.B31]-[.E31])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ABS([.B31]-[.G31])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formula="of:=ABS([.B31]-[.I31])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ABS([.B31]-[.K31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own amusement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formula="of:=ABS([.B32]-[.C32]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ABS([.B32]-[.E32]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ABS([.B32]-[.G32])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ABS([.B32]-[.I32]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ABS([.B32]-[.K3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renting styles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formula="of:=ABS([.B33]-[.C33])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ABS([.B33]-[.E33])"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formula="of:=ABS([.B33]-[.G33]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ABS([.B33]-[.I33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ABS([.B33]-[.K33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hysical power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ABS([.B34]-[.C34])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formula="of:=ABS([.B34]-[.E34]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ABS([.B34]-[.G34])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formula="of:=ABS([.B34]-[.I34])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ABS([.B34]-[.K3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cientific nature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formula="of:=ABS([.B35]-[.C35])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ABS([.B35]-[.E35])"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formula="of:=ABS([.B35]-[.G35]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ABS([.B35]-[.I35])"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formula="of:=ABS([.B35]-[.K3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cottish astronomer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formula="of:=ABS([.B36]-[.C36])"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formula="of:=ABS([.B36]-[.E36])"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table:formula="of:=ABS([.B36]-[.G36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ABS([.B36]-[.I36])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formula="of:=ABS([.B36]-[.K3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olid grounding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ABS([.B37]-[.C37]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ABS([.B37]-[.E37]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ABS([.B37]-[.G37])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ABS([.B37]-[.I37]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ABS([.B37]-[.K3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udy mathematics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formula="of:=ABS([.B38]-[.C38])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BS([.B38]-[.E38])"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formula="of:=ABS([.B38]-[.G38]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ABS([.B38]-[.I38])"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formula="of:=ABS([.B38]-[.K3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udy of mathematics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table:formula="of:=ABS([.B39]-[.C39])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formula="of:=ABS([.B39]-[.E39])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ABS([.B39]-[.G39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ABS([.B39]-[.I39])"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formula="of:=ABS([.B39]-[.K3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ymbolic logic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table:formula="of:=ABS([.B40]-[.C40])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formula="of:=ABS([.B40]-[.E40])"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formula="of:=ABS([.B40]-[.G40])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ABS([.B40]-[.I40]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ABS([.B40]-[.K4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utor de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ABS([.B41]-[.C41])"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formula="of:=ABS([.B41]-[.E41])"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formula="of:=ABS([.B41]-[.G41])"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formula="of:=ABS([.B41]-[.I41])"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formula="of:=ABS([.B41]-[.K41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unusual preoccupation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ABS([.B42]-[.C42]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ABS([.B42]-[.E42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ABS([.B42]-[.G42])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ABS([.B42]-[.I42])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ABS([.B42]-[.K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ung girl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formula="of:=ABS([.B43]-[.C43])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formula="of:=ABS([.B43]-[.E43])"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formula="of:=ABS([.B43]-[.G43])"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formula="of:=ABS([.B43]-[.I43])"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table:formula="of:=ABS([.B43]-[.K43])" office:value-type="float" office:value="16" calcext:value-type="float">
            <text:p>1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ISTANCE FROM MANUAL ORDER</text:p>
          </table:table-cell>
          <table:table-cell table:number-columns-repeated="2"/>
          <table:table-cell table:formula="of:=SUM([.D2:.D43])" office:value-type="float" office:value="546" calcext:value-type="float">
            <text:p>546</text:p>
          </table:table-cell>
          <table:table-cell/>
          <table:table-cell table:formula="of:=SUM([.F2:.F43])" office:value-type="float" office:value="388" calcext:value-type="float">
            <text:p>388</text:p>
          </table:table-cell>
          <table:table-cell/>
          <table:table-cell table:formula="of:=SUM([.H2:.H43])" office:value-type="float" office:value="374" calcext:value-type="float">
            <text:p>374</text:p>
          </table:table-cell>
          <table:table-cell/>
          <table:table-cell table:formula="of:=SUM([.J2:.J43])" office:value-type="float" office:value="526" calcext:value-type="float">
            <text:p>526</text:p>
          </table:table-cell>
          <table:table-cell/>
          <table:table-cell table:formula="of:=SUM([.L2:.L43])"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MAX DIFF</text:p>
          </table:table-cell>
          <table:table-cell table:number-columns-repeated="2"/>
          <table:table-cell table:formula="of:=MAX([.D2:.D43])" office:value-type="float" office:value="37" calcext:value-type="float">
            <text:p>37</text:p>
          </table:table-cell>
          <table:table-cell/>
          <table:table-cell table:formula="of:=MAX([.F2:.F43])" office:value-type="float" office:value="33" calcext:value-type="float">
            <text:p>33</text:p>
          </table:table-cell>
          <table:table-cell/>
          <table:table-cell table:formula="of:=MAX([.H2:.H43])" office:value-type="float" office:value="34" calcext:value-type="float">
            <text:p>34</text:p>
          </table:table-cell>
          <table:table-cell/>
          <table:table-cell table:formula="of:=MAX([.J2:.J43])" office:value-type="float" office:value="31" calcext:value-type="float">
            <text:p>31</text:p>
          </table:table-cell>
          <table:table-cell/>
          <table:table-cell table:formula="of:=MAX([.L2:.L43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EDIAN DIFF</text:p>
          </table:table-cell>
          <table:table-cell table:number-columns-repeated="2"/>
          <table:table-cell table:formula="of:=MEDIAN([.D2:.D43])" office:value-type="float" office:value="11" calcext:value-type="float">
            <text:p>11</text:p>
          </table:table-cell>
          <table:table-cell/>
          <table:table-cell table:formula="of:=MEDIAN([.F2:.F43])" office:value-type="float" office:value="5" calcext:value-type="float">
            <text:p>5</text:p>
          </table:table-cell>
          <table:table-cell/>
          <table:table-cell table:formula="of:=MEDIAN([.H2:.H43])" office:value-type="float" office:value="5.5" calcext:value-type="float">
            <text:p>5.5</text:p>
          </table:table-cell>
          <table:table-cell/>
          <table:table-cell table:formula="of:=MEDIAN([.J2:.J43])" office:value-type="float" office:value="11.5" calcext:value-type="float">
            <text:p>11.5</text:p>
          </table:table-cell>
          <table:table-cell/>
          <table:table-cell table:formula="of:=MEDIAN([.L2:.L43])" office:value-type="float" office:value="8.5" calcext:value-type="float">
            <text:p>8.5</text:p>
          </table:table-cell>
        </table:table-row>
        <table:table-row table:style-name="ro1" table:number-rows-repeated="104852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3" table:style-name="ta1">
        <table:table-column table:style-name="co15" table:default-cell-style-name="Default"/>
        <table:table-column table:style-name="co3" table:number-columns-repeated="2" table:default-cell-style-name="Default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ce2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If we just take the top dozen keywords (according to the manual ordering), the exact label match + pagerank is twice as good as pagerank on its own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KEYWORD</text:p>
          </table:table-cell>
          <table:table-cell office:value-type="string" calcext:value-type="string">
            <text:p>MANUAL ORDER</text:p>
          </table:table-cell>
          <table:table-cell office:value-type="string" calcext:value-type="string">
            <text:p>PAGERANK ORDER</text:p>
          </table:table-cell>
          <table:table-cell office:value-type="string" calcext:value-type="string">
            <text:p>PAGERANK DIFF</text:p>
          </table:table-cell>
          <table:table-cell office:value-type="string" calcext:value-type="string">
            <text:p>EXACT ORDER</text:p>
          </table:table-cell>
          <table:table-cell office:value-type="string" calcext:value-type="string">
            <text:p>EXACT DIF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DIFF</text:p>
          </table:table-cell>
          <table:table-cell office:value-type="string" calcext:value-type="string">
            <text:p>EXACT (NO PAGERANK) ORDER</text:p>
          </table:table-cell>
          <table:table-cell office:value-type="string" calcext:value-type="string">
            <text:p>EXACT (NO PAGERANK) DIFF</text:p>
          </table:table-cell>
          <table:table-cell office:value-type="string" calcext:value-type="string">
            <text:p>ALL (NO PAGERANK)</text:p>
          </table:table-cell>
          <table:table-cell office:value-type="string" calcext:value-type="string">
            <text:p>ALL (NO PAGERANK) DIFF</text:p>
          </table:table-cell>
        </table:table-row>
        <table:table-row table:style-name="ro1">
          <table:table-cell office:value-type="string" calcext:value-type="string">
            <text:p>augustus de morgan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table:formula="of:=ABS([.B4]-[.C4])"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formula="of:=ABS([.B4]-[.E4])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formula="of:=ABS([.B4]-[.G4]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ABS([.B4]-[.I4])"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formula="of:=ABS([.B4]-[.K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rles babbage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ABS([.B5]-[.C5])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formula="of:=ABS([.B5]-[.E5])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ABS([.B5]-[.G5])"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ABS([.B5]-[.I5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ABS([.B5]-[.K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ymbolic logic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table:formula="of:=ABS([.B6]-[.C6])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formula="of:=ABS([.B6]-[.E6])"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formula="of:=ABS([.B6]-[.G6])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ABS([.B6]-[.I6]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ABS([.B6]-[.K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ry somerville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formula="of:=ABS([.B7]-[.C7])"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formula="of:=ABS([.B7]-[.E7])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ABS([.B7]-[.G7])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formula="of:=ABS([.B7]-[.I7])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ABS([.B7]-[.K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onourable lady milbanke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table:formula="of:=ABS([.B8]-[.C8])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ABS([.B8]-[.E8])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formula="of:=ABS([.B8]-[.G8])"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formula="of:=ABS([.B8]-[.I8])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ABS([.B8]-[.K8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 morgan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formula="of:=ABS([.B9]-[.C9])"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formula="of:=ABS([.B9]-[.E9])"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formula="of:=ABS([.B9]-[.G9])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ABS([.B9]-[.I9])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formula="of:=ABS([.B9]-[.K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arly 19th century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ABS([.B10]-[.C10])"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table:formula="of:=ABS([.B10]-[.E10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ABS([.B10]-[.G10])"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table:formula="of:=ABS([.B10]-[.I10])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ABS([.B10]-[.K10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cottish astronomer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formula="of:=ABS([.B11]-[.C11])"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formula="of:=ABS([.B11]-[.E11])"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table:formula="of:=ABS([.B11]-[.G11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ABS([.B11]-[.I11])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formula="of:=ABS([.B11]-[.K1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iginal mathematical investigator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formula="of:=ABS([.B12]-[.C12])"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formula="of:=ABS([.B12]-[.E12])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ABS([.B12]-[.G12])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formula="of:=ABS([.B12]-[.I12])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ABS([.B12]-[.K12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ew inventions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table:formula="of:=ABS([.B13]-[.C13])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formula="of:=ABS([.B13]-[.E13])"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formula="of:=ABS([.B13]-[.G13])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ABS([.B13]-[.I13])"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formula="of:=ABS([.B13]-[.K1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ntal instabilities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formula="of:=ABS([.B14]-[.C14])"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formula="of:=ABS([.B14]-[.E14])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formula="of:=ABS([.B14]-[.G14]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ABS([.B14]-[.I14]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ABS([.B14]-[.K14]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ental problems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formula="of:=ABS([.B15]-[.C15])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formula="of:=ABS([.B15]-[.E15])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formula="of:=ABS([.B15]-[.G15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ABS([.B15]-[.I15])"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formula="of:=ABS([.B15]-[.K15])" office:value-type="float" office:value="3" calcext:value-type="float">
            <text:p>3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ISTANCE FROM MANUAL ORDER</text:p>
          </table:table-cell>
          <table:table-cell table:number-columns-repeated="2"/>
          <table:table-cell table:formula="of:=SUM([.D4:.D15])" office:value-type="float" office:value="204" calcext:value-type="float">
            <text:p>204</text:p>
          </table:table-cell>
          <table:table-cell/>
          <table:table-cell table:formula="of:=SUM([.F4:.F15])" office:value-type="float" office:value="97" calcext:value-type="float">
            <text:p>97</text:p>
          </table:table-cell>
          <table:table-cell/>
          <table:table-cell table:formula="of:=SUM([.H4:.H15])" office:value-type="float" office:value="99" calcext:value-type="float">
            <text:p>99</text:p>
          </table:table-cell>
          <table:table-cell/>
          <table:table-cell table:formula="of:=SUM([.J4:.J15])" office:value-type="float" office:value="132" calcext:value-type="float">
            <text:p>132</text:p>
          </table:table-cell>
          <table:table-cell/>
          <table:table-cell table:formula="of:=SUM([.L4:.L15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MAX DIFF</text:p>
          </table:table-cell>
          <table:table-cell table:number-columns-repeated="2"/>
          <table:table-cell table:formula="of:=MAX([.D4:.D15])" office:value-type="float" office:value="37" calcext:value-type="float">
            <text:p>37</text:p>
          </table:table-cell>
          <table:table-cell/>
          <table:table-cell table:formula="of:=MAX([.F4:.F15])" office:value-type="float" office:value="33" calcext:value-type="float">
            <text:p>33</text:p>
          </table:table-cell>
          <table:table-cell/>
          <table:table-cell table:formula="of:=MAX([.H4:.H15])" office:value-type="float" office:value="34" calcext:value-type="float">
            <text:p>34</text:p>
          </table:table-cell>
          <table:table-cell/>
          <table:table-cell table:formula="of:=MAX([.J4:.J15])" office:value-type="float" office:value="30" calcext:value-type="float">
            <text:p>30</text:p>
          </table:table-cell>
          <table:table-cell/>
          <table:table-cell table:formula="of:=MAX([.L4:.L15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EDIAN DIFF</text:p>
          </table:table-cell>
          <table:table-cell table:number-columns-repeated="2"/>
          <table:table-cell table:formula="of:=MEDIAN([.D4:.D15])" office:value-type="float" office:value="14.5" calcext:value-type="float">
            <text:p>14.5</text:p>
          </table:table-cell>
          <table:table-cell/>
          <table:table-cell table:formula="of:=MEDIAN([.F4:.F15])" office:value-type="float" office:value="3" calcext:value-type="float">
            <text:p>3</text:p>
          </table:table-cell>
          <table:table-cell/>
          <table:table-cell table:formula="of:=MEDIAN([.H4:.H15])" office:value-type="float" office:value="2.5" calcext:value-type="float">
            <text:p>2.5</text:p>
          </table:table-cell>
          <table:table-cell/>
          <table:table-cell table:formula="of:=MEDIAN([.J4:.J15])" office:value-type="float" office:value="6.5" calcext:value-type="float">
            <text:p>6.5</text:p>
          </table:table-cell>
          <table:table-cell/>
          <table:table-cell table:formula="of:=MEDIAN([.L4:.L15])" office:value-type="float" office:value="8.5" calcext:value-type="float">
            <text:p>8.5</text:p>
          </table:table-cell>
        </table:table-row>
      </table:table>
      <table:named-expressions/>
      <table:database-ranges>
        <table:database-range table:name="__Anonymous_Sheet_DB__0" table:target-range-address="'Ada comparison'.A2:'Ada comparison'.B43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Ada comparison'.K2:'Ada comparison'.L43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Sheet3.A4:Sheet3.L1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6T14:06:47.242382133</meta:creation-date>
    <dc:date>2015-01-16T17:47:04.167716209</dc:date>
    <meta:editing-duration>PT3H35M39S</meta:editing-duration>
    <meta:editing-cycles>42</meta:editing-cycles>
    <meta:generator>LibreOffice/4.2.4.2$Linux_X86_64 LibreOffice_project/420$Build-2</meta:generator>
    <meta:document-statistic meta:table-count="3" meta:cell-count="1036" meta:object-count="0"/>
  </office:meta>
</office:document-meta>
</file>